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53ea" officeooo:paragraph-rsid="001753ea"/>
    </style:style>
    <style:style style:name="P2" style:family="paragraph" style:parent-style-name="Standard">
      <style:text-properties officeooo:rsid="00345659" officeooo:paragraph-rsid="00345659"/>
    </style:style>
    <style:style style:name="P3" style:family="paragraph" style:parent-style-name="Standard">
      <style:text-properties officeooo:paragraph-rsid="001753ea"/>
    </style:style>
    <style:style style:name="P4" style:family="paragraph" style:parent-style-name="Heading_20_2">
      <style:text-properties officeooo:paragraph-rsid="003d4262"/>
    </style:style>
    <style:style style:name="P5" style:family="paragraph" style:parent-style-name="Standard">
      <style:text-properties officeooo:rsid="001753ea" officeooo:paragraph-rsid="003d4262"/>
    </style:style>
    <style:style style:name="P6" style:family="paragraph" style:parent-style-name="Preformatted_20_Text">
      <style:text-properties officeooo:paragraph-rsid="003d4262"/>
    </style:style>
    <style:style style:name="P7" style:family="paragraph" style:parent-style-name="Standard">
      <style:text-properties fo:color="#00a933" loext:opacity="100%" fo:font-weight="bold" officeooo:rsid="00402f6c" officeooo:paragraph-rsid="00402f6c" fo:background-color="#ffffff" style:font-weight-asian="bold" style:font-weight-complex="bold"/>
    </style:style>
    <style:style style:name="P8" style:family="paragraph" style:parent-style-name="Standard">
      <style:text-properties fo:color="#81d41a" loext:opacity="100%" fo:font-weight="bold" officeooo:rsid="001b501b" officeooo:paragraph-rsid="003d4262" style:font-weight-asian="bold" style:font-weight-complex="bold"/>
    </style:style>
    <style:style style:name="P9" style:family="paragraph" style:parent-style-name="Standard">
      <style:text-properties fo:color="#81d41a" loext:opacity="100%" fo:font-weight="bold" officeooo:rsid="001b501b" officeooo:paragraph-rsid="001b501b" style:font-weight-asian="bold" style:font-weight-complex="bold"/>
    </style:style>
    <style:style style:name="P10" style:family="paragraph" style:parent-style-name="Text_20_body">
      <style:text-properties officeooo:rsid="001753ea" officeooo:paragraph-rsid="001753ea"/>
    </style:style>
    <style:style style:name="P11" style:family="paragraph" style:parent-style-name="Preformatted_20_Text">
      <style:text-properties officeooo:paragraph-rsid="003d0c9c"/>
    </style:style>
    <style:style style:name="P12" style:family="paragraph" style:parent-style-name="Standard">
      <style:text-properties fo:color="#00a933" loext:opacity="100%" fo:font-weight="bold" officeooo:rsid="003d4262" officeooo:paragraph-rsid="003d4262" style:font-weight-asian="bold" style:font-weight-complex="bold"/>
    </style:style>
    <style:style style:name="P13" style:family="paragraph" style:parent-style-name="Preformatted_20_Text">
      <style:text-properties fo:color="#00a933" loext:opacity="100%"/>
    </style:style>
    <style:style style:name="P14" style:family="paragraph" style:parent-style-name="Preformatted_20_Text">
      <style:text-properties fo:color="#00a933" loext:opacity="100%" officeooo:paragraph-rsid="002afdfc"/>
    </style:style>
    <style:style style:name="P15" style:family="paragraph" style:parent-style-name="Preformatted_20_Text">
      <style:text-properties officeooo:paragraph-rsid="002afdfc"/>
    </style:style>
    <style:style style:name="P16" style:family="paragraph" style:parent-style-name="Standard">
      <style:text-properties fo:color="#00a933" loext:opacity="100%" fo:font-weight="bold" officeooo:rsid="003df2b1" officeooo:paragraph-rsid="003df2b1" style:font-weight-asian="bold" style:font-weight-complex="bold"/>
    </style:style>
    <style:style style:name="P17" style:family="paragraph" style:parent-style-name="Heading_20_2">
      <style:text-properties officeooo:paragraph-rsid="001753ea"/>
    </style:style>
    <style:style style:name="P18" style:family="paragraph" style:parent-style-name="Preformatted_20_Text">
      <style:text-properties fo:color="#158466" loext:opacity="100%" officeooo:paragraph-rsid="002afdfc" fo:background-color="#e8f2a1"/>
    </style:style>
    <style:style style:name="P19" style:family="paragraph" style:parent-style-name="Standard">
      <style:text-properties officeooo:rsid="001753ea" officeooo:paragraph-rsid="002afdfc"/>
    </style:style>
    <style:style style:name="P20" style:family="paragraph" style:parent-style-name="Standard">
      <style:text-properties fo:color="#00a933" loext:opacity="100%" fo:font-weight="bold" officeooo:rsid="00420275" officeooo:paragraph-rsid="00420275" fo:background-color="#e8f2a1" style:font-weight-asian="bold" style:font-weight-complex="bold"/>
    </style:style>
    <style:style style:name="P21" style:family="paragraph" style:parent-style-name="Heading_20_2">
      <style:text-properties officeooo:paragraph-rsid="003d0b6d"/>
    </style:style>
    <style:style style:name="P22" style:family="paragraph" style:parent-style-name="Standard">
      <style:text-properties officeooo:rsid="001753ea" officeooo:paragraph-rsid="003d0b6d"/>
    </style:style>
    <style:style style:name="P23" style:family="paragraph" style:parent-style-name="Preformatted_20_Text">
      <style:text-properties officeooo:paragraph-rsid="003d0b6d"/>
    </style:style>
    <style:style style:name="P24" style:family="paragraph" style:parent-style-name="Preformatted_20_Text">
      <style:text-properties fo:color="#158466" loext:opacity="100%" officeooo:paragraph-rsid="003d0b6d"/>
    </style:style>
    <style:style style:name="P25" style:family="paragraph" style:parent-style-name="Preformatted_20_Text">
      <style:text-properties fo:color="#ff0000" loext:opacity="100%" officeooo:paragraph-rsid="003d0b6d"/>
    </style:style>
    <style:style style:name="P26" style:family="paragraph" style:parent-style-name="Standard">
      <style:text-properties fo:color="#81d41a" loext:opacity="100%" fo:font-weight="bold" officeooo:rsid="003d0b6d" officeooo:paragraph-rsid="003d0b6d" style:font-weight-asian="bold" style:font-weight-complex="bold"/>
    </style:style>
    <style:style style:name="P27" style:family="paragraph" style:parent-style-name="Heading_20_2">
      <style:text-properties officeooo:paragraph-rsid="0019397d"/>
    </style:style>
    <style:style style:name="P28" style:family="paragraph" style:parent-style-name="Standard">
      <style:text-properties officeooo:rsid="001753ea" officeooo:paragraph-rsid="0019397d"/>
    </style:style>
    <style:style style:name="P29" style:family="paragraph" style:parent-style-name="Standard">
      <style:text-properties officeooo:rsid="001753ea" officeooo:paragraph-rsid="0038d9ca"/>
    </style:style>
    <style:style style:name="P30" style:family="paragraph" style:parent-style-name="Standard">
      <style:text-properties officeooo:rsid="0019397d" officeooo:paragraph-rsid="0019397d"/>
    </style:style>
    <style:style style:name="P31" style:family="paragraph" style:parent-style-name="Standard">
      <style:text-properties fo:color="#00a933" loext:opacity="100%" fo:font-weight="bold" officeooo:rsid="0038d9ca" officeooo:paragraph-rsid="0038d9ca" style:font-weight-asian="bold" style:font-weight-complex="bold"/>
    </style:style>
    <style:style style:name="P32" style:family="paragraph" style:parent-style-name="Standard">
      <style:text-properties fo:color="#00a933" loext:opacity="100%" officeooo:rsid="0019397d" officeooo:paragraph-rsid="0019397d"/>
    </style:style>
    <style:style style:name="P33" style:family="paragraph" style:parent-style-name="Preformatted_20_Text">
      <style:text-properties fo:color="#00a933" loext:opacity="100%" officeooo:paragraph-rsid="0019397d"/>
    </style:style>
    <style:style style:name="P34" style:family="paragraph" style:parent-style-name="Preformatted_20_Text">
      <style:text-properties fo:color="#00a933" loext:opacity="100%" officeooo:rsid="002c784c" officeooo:paragraph-rsid="002c784c"/>
    </style:style>
    <style:style style:name="P35" style:family="paragraph" style:parent-style-name="Preformatted_20_Text">
      <style:text-properties fo:color="#00a933" loext:opacity="100%" officeooo:paragraph-rsid="002c784c"/>
    </style:style>
    <style:style style:name="P36" style:family="paragraph" style:parent-style-name="Preformatted_20_Text">
      <style:text-properties officeooo:rsid="001753ea" officeooo:paragraph-rsid="002c784c"/>
    </style:style>
    <style:style style:name="P37" style:family="paragraph" style:parent-style-name="Standard">
      <style:text-properties officeooo:rsid="0038d9ca" officeooo:paragraph-rsid="0038d9ca"/>
    </style:style>
    <style:style style:name="P38" style:family="paragraph" style:parent-style-name="Standard">
      <style:text-properties fo:color="#00a933" loext:opacity="100%" fo:font-weight="bold" officeooo:rsid="003dfa66" officeooo:paragraph-rsid="003dfa66" style:font-weight-asian="bold" style:font-weight-complex="bold"/>
    </style:style>
    <style:style style:name="P39" style:family="paragraph" style:parent-style-name="Standard">
      <style:text-properties fo:color="#00a933" loext:opacity="100%" officeooo:rsid="001753ea" officeooo:paragraph-rsid="0019397d"/>
    </style:style>
    <style:style style:name="P40" style:family="paragraph" style:parent-style-name="Standard">
      <style:text-properties fo:color="#c9211e" loext:opacity="100%" officeooo:paragraph-rsid="0019397d"/>
    </style:style>
    <style:style style:name="P41" style:family="paragraph" style:parent-style-name="Preformatted_20_Text">
      <style:text-properties officeooo:rsid="001753ea" officeooo:paragraph-rsid="0019397d"/>
    </style:style>
    <style:style style:name="P42" style:family="paragraph" style:parent-style-name="Preformatted_20_Text">
      <style:text-properties style:use-window-font-color="true" loext:opacity="0%" officeooo:paragraph-rsid="0038d9ca"/>
    </style:style>
    <style:style style:name="P43" style:family="paragraph" style:parent-style-name="Preformatted_20_Text">
      <style:text-properties style:use-window-font-color="true" loext:opacity="0%" officeooo:paragraph-rsid="002d483a"/>
    </style:style>
    <style:style style:name="P44" style:family="paragraph" style:parent-style-name="Heading_20_2">
      <style:text-properties officeooo:paragraph-rsid="0038d9ca"/>
    </style:style>
    <style:style style:name="P45" style:family="paragraph" style:parent-style-name="Preformatted_20_Text">
      <style:text-properties fo:color="#00a933" loext:opacity="100%" officeooo:rsid="00395569" officeooo:paragraph-rsid="0038d9ca"/>
    </style:style>
    <style:style style:name="P46" style:family="paragraph" style:parent-style-name="Standard">
      <style:text-properties officeooo:rsid="0019397d" officeooo:paragraph-rsid="00395569"/>
    </style:style>
    <style:style style:name="P47" style:family="paragraph" style:parent-style-name="Standard">
      <style:text-properties fo:color="#158466" loext:opacity="100%" fo:font-weight="bold" officeooo:rsid="00426e06" officeooo:paragraph-rsid="00426e06" style:font-weight-asian="bold" style:font-weight-complex="bold"/>
    </style:style>
    <style:style style:name="P48" style:family="paragraph" style:parent-style-name="Standard">
      <style:text-properties fo:color="#c9211e" loext:opacity="100%" fo:font-weight="bold" officeooo:rsid="0038d9ca" officeooo:paragraph-rsid="0038d9ca" style:font-weight-asian="bold" style:font-weight-complex="bold"/>
    </style:style>
    <style:style style:name="P49" style:family="paragraph" style:parent-style-name="Heading_20_2">
      <style:text-properties officeooo:paragraph-rsid="003d0c9c"/>
    </style:style>
    <style:style style:name="P50" style:family="paragraph" style:parent-style-name="Standard">
      <style:text-properties officeooo:rsid="001753ea" officeooo:paragraph-rsid="003d0c9c"/>
    </style:style>
    <style:style style:name="P51" style:family="paragraph" style:parent-style-name="Standard">
      <style:text-properties officeooo:rsid="003d0c9c" officeooo:paragraph-rsid="003d0c9c"/>
    </style:style>
    <style:style style:name="P52" style:family="paragraph" style:parent-style-name="Preformatted_20_Text">
      <style:text-properties fo:color="#00a933" loext:opacity="100%" officeooo:paragraph-rsid="003d0c9c"/>
    </style:style>
    <style:style style:name="P53" style:family="paragraph" style:parent-style-name="Preformatted_20_Text">
      <style:text-properties style:use-window-font-color="true" loext:opacity="0%" officeooo:paragraph-rsid="003d0c9c"/>
    </style:style>
    <style:style style:name="P54" style:family="paragraph" style:parent-style-name="Standard">
      <style:text-properties officeooo:rsid="0038d9ca" officeooo:paragraph-rsid="003e5802"/>
    </style:style>
    <style:style style:name="P55" style:family="paragraph" style:parent-style-name="Standard">
      <style:text-properties fo:color="#00a933" loext:opacity="100%" fo:font-weight="bold" officeooo:rsid="003e5802" officeooo:paragraph-rsid="003e5802" style:font-weight-asian="bold" style:font-weight-complex="bold"/>
    </style:style>
    <style:style style:name="T1" style:family="text">
      <style:text-properties officeooo:rsid="00368a68"/>
    </style:style>
    <style:style style:name="T2" style:family="text">
      <style:text-properties officeooo:rsid="003d3aac"/>
    </style:style>
    <style:style style:name="T3" style:family="text">
      <style:text-properties officeooo:rsid="003bc891"/>
    </style:style>
    <style:style style:name="T4" style:family="text">
      <style:text-properties officeooo:rsid="00402f6c"/>
    </style:style>
    <style:style style:name="T5" style:family="text">
      <style:text-properties officeooo:rsid="003d0b6d"/>
    </style:style>
    <style:style style:name="T6" style:family="text">
      <style:text-properties officeooo:rsid="003d4262"/>
    </style:style>
    <style:style style:name="T7" style:family="text">
      <style:text-properties officeooo:rsid="002fe223"/>
    </style:style>
    <style:style style:name="T8" style:family="text">
      <style:text-properties officeooo:rsid="0030f5b6"/>
    </style:style>
    <style:style style:name="T9" style:family="text">
      <style:text-properties officeooo:rsid="003df2b1"/>
    </style:style>
    <style:style style:name="T10" style:family="text">
      <style:text-properties officeooo:rsid="00345659"/>
    </style:style>
    <style:style style:name="T11" style:family="text">
      <style:text-properties officeooo:rsid="00379e30"/>
    </style:style>
    <style:style style:name="T12" style:family="text">
      <style:text-properties officeooo:rsid="0019397d"/>
    </style:style>
    <style:style style:name="T13" style:family="text">
      <style:text-properties officeooo:rsid="001753ea"/>
    </style:style>
    <style:style style:name="T14" style:family="text">
      <style:text-properties fo:color="#00a933" loext:opacity="100%" officeooo:rsid="00379e30"/>
    </style:style>
    <style:style style:name="T15" style:family="text">
      <style:text-properties fo:color="#00a933" loext:opacity="100%"/>
    </style:style>
    <style:style style:name="T16" style:family="text">
      <style:text-properties officeooo:rsid="002afdfc"/>
    </style:style>
    <style:style style:name="T17" style:family="text">
      <style:text-properties officeooo:rsid="00420275"/>
    </style:style>
    <style:style style:name="T18" style:family="text">
      <style:text-properties fo:color="#00a933" loext:opacity="100%" officeooo:rsid="003d0b6d"/>
    </style:style>
    <style:style style:name="T19" style:family="text">
      <style:text-properties officeooo:rsid="00379e30" fo:background-color="transparent" loext:char-shading-value="0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3d0b6d" fo:background-color="transparent" loext:char-shading-value="0"/>
    </style:style>
    <style:style style:name="T22" style:family="text">
      <style:text-properties officeooo:rsid="003dfa66" fo:background-color="transparent" loext:char-shading-value="0"/>
    </style:style>
    <style:style style:name="T23" style:family="text">
      <style:text-properties fo:color="#158466" loext:opacity="100%"/>
    </style:style>
    <style:style style:name="T24" style:family="text">
      <style:text-properties fo:color="#00a933" loext:opacity="100%" officeooo:rsid="0038d9ca"/>
    </style:style>
    <style:style style:name="T25" style:family="text">
      <style:text-properties officeooo:rsid="002c3205"/>
    </style:style>
    <style:style style:name="T26" style:family="text">
      <style:text-properties officeooo:rsid="001c0e23"/>
    </style:style>
    <style:style style:name="T27" style:family="text">
      <style:text-properties officeooo:rsid="0038d9ca"/>
    </style:style>
    <style:style style:name="T28" style:family="text">
      <style:text-properties officeooo:rsid="002c784c"/>
    </style:style>
    <style:style style:name="T29" style:family="text">
      <style:text-properties fo:color="#158466" loext:opacity="100%" officeooo:rsid="0038d9ca"/>
    </style:style>
    <style:style style:name="T30" style:family="text">
      <style:text-properties fo:color="#158466" loext:opacity="100%" officeooo:rsid="00395569"/>
    </style:style>
    <style:style style:name="T31" style:family="text">
      <style:text-properties officeooo:rsid="003e5802"/>
    </style:style>
    <style:style style:name="T32" style:family="text">
      <style:text-properties fo:color="#c9211e" loext:opacity="100%" officeooo:rsid="00395569"/>
    </style:style>
    <style:style style:name="T33" style:family="text">
      <style:text-properties fo:color="#00a933" loext:opacity="100%" officeooo:rsid="00395569"/>
    </style:style>
    <style:style style:name="T34" style:family="text">
      <style:text-properties officeooo:rsid="003d0c9c"/>
    </style:style>
    <style:style style:name="T35" style:family="text">
      <style:text-properties officeooo:rsid="003955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uite de Test para <text:span text:style-name="T1">IMC</text:span></text:p>
      <text:p text:style-name="P1"/>
      <text:p text:style-name="P1">versión: 0,<text:span text:style-name="T2">2</text:span></text:p>
      <text:p text:style-name="P1"/>
      <text:h text:style-name="Heading_20_1" text:outline-level="1">Fundamentos de la suite de prueba <text:span text:style-name="T1">IMC web</text:span></text:h>
      <text:p text:style-name="P1">Evaluar el funcionamiento del programa <text:span text:style-name="T3">Test IMC</text:span></text:p>
      <text:p text:style-name="P1"/>
      <text:p text:style-name="P2">Se realizo la prueba en SO <text:span text:style-name="T2">windows 1</text:span><text:span text:style-name="T4">0</text:span><text:span text:style-name="T2"> 2</text:span><text:span text:style-name="T4">1</text:span><text:span text:style-name="T2">H2</text:span> y navegador <text:span text:style-name="T2">Brave 1.8</text:span><text:span text:style-name="T4">9145</text:span> (64-bit<text:span text:style-name="T2">s)</text:span></text:p>
      <text:h text:style-name="Heading_20_1" text:outline-level="1">Check List</text:h>
      <text:p text:style-name="P1">Ejecutar la siguientes pruebas en el programa <text:span text:style-name="T2">IMC WEB</text:span>, Ejecutar todas las pruebas en un <text:span text:style-name="T5">navegador. </text:span><text:span text:style-name="T6">No contemplamos en este test, la calidad de voz en las respuestas</text:span></text:p>
      <text:p text:style-name="P3"/>
      <text:h text:style-name="P4" text:outline-level="2"><text:span text:style-name="T6">0</text:span>- Testear <text:span text:style-name="T6">Arranque</text:span> de <text:span text:style-name="T7">programa </text:span><text:span text:style-name="T1">IMC </text:span><text:span text:style-name="T7">WEB</text:span></text:h>
      <text:p text:style-name="P5">Fundamentos: verificar <text:span text:style-name="T5">si arranca el programa</text:span> <text:span text:style-name="T6">correctamente y su diseño.</text:span></text:p>
      <text:p text:style-name="P5"/>
      <text:p text:style-name="P6"><text:tab/><text:span text:style-name="T7">abrir https://crios2020.github.io/imc/</text:span></text:p>
      <text:p text:style-name="P5"/>
      <text:p text:style-name="P5">Se <text:span text:style-name="T8">espera el</text:span> <text:span text:style-name="T7">programa funcionando </text:span><text:span text:style-name="T9">y con buen diseño</text:span></text:p>
      <text:p text:style-name="P7">OK</text:p>
      <text:p text:style-name="P8"/>
      <text:h text:style-name="Heading_20_2" text:outline-level="2"><text:span text:style-name="T6">1</text:span>- Testear <text:span text:style-name="T2">Calidad de código</text:span> de <text:span text:style-name="T7">programa </text:span><text:span text:style-name="T1">IMC </text:span><text:span text:style-name="T7">WEB</text:span></text:h>
      <text:p text:style-name="P1">Fundamentos: verificar <text:span text:style-name="T5">si arranca el programa</text:span> <text:span text:style-name="T10">y revisar código en el validador de W3C Validator </text:span><text:a xlink:type="simple" xlink:href="https://validator.w3.org/#validate_by_input" text:style-name="Internet_20_link" text:visited-style-name="Visited_20_Internet_20_Link"><text:span text:style-name="T10">https://validator.w3.org/#validate_by_input</text:span></text:a></text:p>
      <text:p text:style-name="P1"/>
      <text:p text:style-name="Preformatted_20_Text"><text:tab/><text:span text:style-name="T7">abrir https://crios2020.github.io/imc/</text:span></text:p>
      <text:p text:style-name="P1"/>
      <text:p text:style-name="P1">Se <text:span text:style-name="T8">espera el</text:span> <text:span text:style-name="T7">programa funcionando</text:span></text:p>
      <text:p text:style-name="P7">OK</text:p>
      <text:p text:style-name="P9"/>
      <text:h text:style-name="Heading_20_1" text:outline-level="1"><text:span text:style-name="T6">2</text:span>- <text:span text:style-name="T8">Test de responsi</text:span><text:span text:style-name="T5">v</text:span><text:span text:style-name="T8">idad</text:span></text:h>
      <text:p text:style-name="P10">Fundamentos: Verificar que el programa <text:span text:style-name="T8">funcione en distintos dispositivos</text:span></text:p>
      <text:p text:style-name="P11"><text:tab/><text:span text:style-name="T7">abrir https://crios2020.github.io/imc/</text:span></text:p>
      <text:p text:style-name="P1"><text:span text:style-name="T8">S</text:span>e esperan <text:span text:style-name="T8">todos los elementos bien acomodados en la pantalla</text:span></text:p>
      <text:p text:style-name="P7">OK</text:p>
      <text:h text:style-name="Heading_20_2" text:outline-level="2"><text:span text:style-name="T6">3</text:span>- Testear Programa sin parámetros</text:h>
      <text:p text:style-name="P1">Fundamentos: verificar el funcionamiento del programa sin argumentos de entrada.</text:p>
      <text:p text:style-name="P1"/>
      <text:p text:style-name="P11"><text:tab/><text:span text:style-name="T7">abrir https://crios2020.github.io/imc/</text:span></text:p>
      <text:p text:style-name="P1"/>
      <text:p text:style-name="P1">Se espera <text:span text:style-name="T11">aviso de ingreso de parámetros</text:span></text:p>
      <text:p text:style-name="P12"><text:soft-page-break/>OK</text:p>
      <text:h text:style-name="Heading_20_2" text:outline-level="2"><text:span text:style-name="T6">4</text:span>- Testear Programa con un parámetro de entrada</text:h>
      <text:p text:style-name="P1"/>
      <text:p text:style-name="P1">Fundamentos: Verificar ingreso de parámetros incorrectos</text:p>
      <text:p text:style-name="P1"/>
      <text:p text:style-name="P13"><text:tab/><text:span text:style-name="T11">imc 12</text:span></text:p>
      <text:p text:style-name="P14"><text:tab/><text:span text:style-name="T11">imc hola</text:span></text:p>
      <text:p text:style-name="P15"><text:tab/></text:p>
      <text:p text:style-name="Preformatted_20_Text"/>
      <text:p text:style-name="P1">Se espera <text:span text:style-name="T12">aviso de ingreso de parámetros</text:span></text:p>
      <text:p text:style-name="P16">OK</text:p>
      <text:h text:style-name="P17" text:outline-level="2"><text:span text:style-name="T6">5</text:span>- Testear Programa con <text:span text:style-name="T13">dos</text:span> parámetro<text:span text:style-name="T12">s</text:span> de entrada</text:h>
      <text:p text:style-name="P1"/>
      <text:p text:style-name="P1">Fundamentos: Verificar ingreso de parámetros correctos</text:p>
      <text:p text:style-name="P1"/>
      <text:p text:style-name="Preformatted_20_Text"><text:tab/><text:span text:style-name="T14">imc 70</text:span><text:span text:style-name="T15"> 1</text:span><text:span text:style-name="T14">8</text:span><text:span text:style-name="T15">0</text:span></text:p>
      <text:p text:style-name="P14"><text:tab/><text:span text:style-name="T11">imc</text:span> <text:span text:style-name="T11">hola</text:span> 10</text:p>
      <text:p text:style-name="P14"><text:tab/><text:span text:style-name="T11">imc</text:span> <text:span text:style-name="T11">10 </text:span><text:span text:style-name="T16">hola</text:span></text:p>
      <text:p text:style-name="P18"><text:tab/><text:span text:style-name="T5">imc e<text:tab/>10</text:span></text:p>
      <text:p text:style-name="P18"><text:tab/><text:span text:style-name="T5">imc 10 e</text:span></text:p>
      <text:p text:style-name="P18"><text:tab/><text:span text:style-name="T17">imc +180 80</text:span></text:p>
      <text:p text:style-name="P18"><text:tab/><text:span text:style-name="T17">imc 180 +80</text:span></text:p>
      <text:p text:style-name="P18"><text:tab/><text:span text:style-name="T17">imc -180 80</text:span></text:p>
      <text:p text:style-name="P18"><text:tab/><text:span text:style-name="T17">imc 180 -80</text:span></text:p>
      <text:p text:style-name="P1"/>
      <text:p text:style-name="P19">Se espera <text:span text:style-name="T12">aviso de ingreso de parámetros </text:span><text:span text:style-name="T11">o calculo de IMC </text:span><text:span text:style-name="T5">o bloqueo de ingreso de datos erroneos</text:span></text:p>
      <text:p text:style-name="P20">VARNING</text:p>
      <text:h text:style-name="P21" text:outline-level="2"><text:span text:style-name="T6">6</text:span>- Testear Programa con <text:span text:style-name="T13">dos</text:span> parámetro<text:span text:style-name="T12">s</text:span> de entrada <text:span text:style-name="T5">correctos</text:span></text:h>
      <text:p text:style-name="P22"/>
      <text:p text:style-name="P22">Fundamentos: Verificar ingreso de parámetros correctos</text:p>
      <text:p text:style-name="P22"/>
      <text:p text:style-name="P23"><text:tab/><text:span text:style-name="T14">imc 70</text:span><text:span text:style-name="T15"> 1</text:span><text:span text:style-name="T14">8</text:span><text:span text:style-name="T15">0<text:tab/><text:tab/><text:tab/><text:tab/></text:span><text:span text:style-name="T18">21,6<text:tab/><text:tab/>Peso correcto</text:span></text:p>
      <text:p text:style-name="P24"><text:tab/><text:span text:style-name="T11">imc</text:span> <text:span text:style-name="T5">80 180<text:tab/><text:tab/><text:tab/><text:tab/>24,6<text:tab/><text:tab/>Peso correcto</text:span></text:p>
      <text:p text:style-name="P24"><text:tab/><text:span text:style-name="T19">imc</text:span><text:span text:style-name="T20"> </text:span><text:span text:style-name="T21">90 180<text:tab/><text:tab/><text:tab/><text:tab/>27,7<text:tab/><text:tab/>Sobrepeso hay </text:span><text:span text:style-name="T22">tolerancia </text:span><text:span text:style-name="T21">decimal de 0,1<text:tab/></text:span></text:p>
      <text:p text:style-name="P25"><text:tab/></text:p>
      <text:p text:style-name="P22"/>
      <text:p text:style-name="P22">Se espera <text:span text:style-name="T5">Calculo y estado correcto</text:span></text:p>
      <text:p text:style-name="P26"><text:span text:style-name="T23">OK</text:span><text:tab/></text:p>
      <text:h text:style-name="P27" text:outline-level="2"><text:span text:style-name="T6">7</text:span>- Testear Programa con parámetro<text:span text:style-name="T12">s</text:span> <text:span text:style-name="T12">de entr</text:span>ada <text:span text:style-name="T12">no entero</text:span></text:h>
      <text:p text:style-name="P28"/>
      <text:p text:style-name="P28">Fundamentos: Verificar ingreso de parámetros incorrectos</text:p>
      <text:p text:style-name="P28"/>
      <text:p text:style-name="P29"><text:tab/><text:span text:style-name="T14">imc 70.</text:span><text:span text:style-name="T24">5</text:span><text:span text:style-name="T15"> 1</text:span><text:span text:style-name="T14">8</text:span><text:span text:style-name="T15">0</text:span></text:p>
      <text:p text:style-name="P29"><text:tab/><text:span text:style-name="T14">imc 70</text:span><text:span text:style-name="T15"> 1</text:span><text:span text:style-name="T14">8</text:span><text:span text:style-name="T15">0.</text:span><text:span text:style-name="T24">5</text:span></text:p>
      <text:p text:style-name="P29"><text:span text:style-name="T14"><text:tab/>imc 70.</text:span><text:span text:style-name="T24">6 1</text:span><text:span text:style-name="T14">8</text:span><text:span text:style-name="T24">0.7</text:span></text:p>
      <text:p text:style-name="P29"><text:span text:style-name="T24"><text:tab/></text:span><text:span text:style-name="T14">imc 70.</text:span><text:span text:style-name="T24">25</text:span><text:span text:style-name="T15"> 1</text:span><text:span text:style-name="T14">8</text:span><text:span text:style-name="T15">0.</text:span><text:span text:style-name="T24">65</text:span></text:p>
      <text:p text:style-name="P28"/>
      <text:p text:style-name="P30">Se espera la <text:span text:style-name="T25">operación</text:span> de los <text:span text:style-name="T25">parámetros de entrada</text:span></text:p>
      <text:p text:style-name="P31"><text:soft-page-break/>OK</text:p>
      <text:h text:style-name="P27" text:outline-level="2"><text:span text:style-name="T6">8</text:span>- Testear Programa con parámetro<text:span text:style-name="T12">s</text:span> <text:span text:style-name="T12">de entr</text:span>ada <text:span text:style-name="T12">neutros</text:span></text:h>
      <text:p text:style-name="P28"/>
      <text:p text:style-name="P28">Fundamentos: Verificar ingreso de parámetros <text:span text:style-name="T26">neutro</text:span></text:p>
      <text:p text:style-name="P32"/>
      <text:p text:style-name="P33"><text:span text:style-name="T12"><text:tab/></text:span><text:span text:style-name="T27">imc</text:span><text:span text:style-name="T28"> </text:span><text:span text:style-name="T27">70</text:span><text:span text:style-name="T28"> 0</text:span></text:p>
      <text:p text:style-name="P34"><text:tab/><text:span text:style-name="T27">imc 0 170</text:span></text:p>
      <text:p text:style-name="P34"><text:tab/><text:span text:style-name="T27">imc 0 0</text:span></text:p>
      <text:p text:style-name="P35"><text:tab/></text:p>
      <text:p text:style-name="P36"/>
      <text:p text:style-name="P37">Se espera aviso de parámetros de entrada incorrectos</text:p>
      <text:p text:style-name="P38">OK</text:p>
      <text:h text:style-name="P27" text:outline-level="2"><text:span text:style-name="T6">9</text:span>- Testear Programa con parámetro<text:span text:style-name="T12">s</text:span> <text:span text:style-name="T12">de entr</text:span>ada <text:span text:style-name="T12">negativos</text:span></text:h>
      <text:p text:style-name="P28"/>
      <text:p text:style-name="P28">Fundamentos: Verificar ingreso de parámetros incorrectos</text:p>
      <text:p text:style-name="P28"/>
      <text:p text:style-name="P39"><text:tab/><text:span text:style-name="T27">imc -170 70</text:span></text:p>
      <text:p text:style-name="P39"><text:tab/><text:span text:style-name="T27">imc 170 -70</text:span></text:p>
      <text:p text:style-name="P39"><text:tab/><text:span text:style-name="T27">imc -170 -70</text:span></text:p>
      <text:p text:style-name="P40"/>
      <text:p text:style-name="P41"/>
      <text:p text:style-name="P37">Se espera aviso de parámetros de entrada incorrectos</text:p>
      <text:p text:style-name="P38">OK</text:p>
      <text:h text:style-name="P27" text:outline-level="2"><text:span text:style-name="T6">10</text:span>- Testear Programa <text:span text:style-name="T12">con desbordamiento en números enteros</text:span></text:h>
      <text:p text:style-name="P28"/>
      <text:p text:style-name="P28">Fundamentos: Verificar ingreso de parámetros incorrectos</text:p>
      <text:p text:style-name="P28"/>
      <text:p text:style-name="P42"><text:tab/><text:span text:style-name="T24">imc 1200 560</text:span></text:p>
      <text:p text:style-name="P43"><text:tab/></text:p>
      <text:p text:style-name="P37">Se espera aviso de parámetros de entrada incorrectos</text:p>
      <text:p text:style-name="P38">OK</text:p>
      <text:p text:style-name="P31"/>
      <text:h text:style-name="P44" text:outline-level="2"><text:span text:style-name="T5">1</text:span><text:span text:style-name="T6">1</text:span>- Testear Programa <text:span text:style-name="T27">en border line de estado</text:span></text:h>
      <text:p text:style-name="P29"/>
      <text:p text:style-name="P29">Fundamentos: Verificar ingreso de parámetros incorrectos</text:p>
      <text:p text:style-name="P29"/>
      <text:p text:style-name="P42"><text:tab/><text:span text:style-name="T29">imc </text:span><text:span text:style-name="T30">72 170</text:span></text:p>
      <text:p text:style-name="P45"><text:tab/><text:span text:style-name="T31">imc 74 200</text:span></text:p>
      <text:p text:style-name="P42"><text:span text:style-name="T32"><text:tab/></text:span><text:span text:style-name="T33">imc 97 180</text:span></text:p>
      <text:p text:style-name="P42"><text:tab/></text:p>
      <text:p text:style-name="P46">Se espera la <text:span text:style-name="T25">operación</text:span> de los <text:span text:style-name="T25">parámetros de entrada</text:span></text:p>
      <text:p text:style-name="P47">OK</text:p>
      <text:p text:style-name="P48"/>
      <text:h text:style-name="P49" text:outline-level="2"><text:span text:style-name="T5">1</text:span><text:span text:style-name="T6">2</text:span>- Testear Programa <text:span text:style-name="T34">con valores excesivos</text:span></text:h>
      <text:p text:style-name="P50"/>
      <text:p text:style-name="P50">Fundamentos: Verificar ingreso de parámetros incorrectos</text:p>
      <text:p text:style-name="P51"><text:soft-page-break/>controlar ingreso peso entre 10 y 500</text:p>
      <text:p text:style-name="P51">controlar ingreso de altura entre 40 y 300</text:p>
      <text:p text:style-name="P50"/>
      <text:p text:style-name="P52"><text:tab/><text:span text:style-name="T27">imc </text:span><text:span text:style-name="T34">9</text:span><text:span text:style-name="T35"> <text:tab/>170</text:span></text:p>
      <text:p text:style-name="P52"><text:span text:style-name="T35"><text:tab/>imc </text:span><text:span text:style-name="T34">501 <text:s text:c="3"/></text:span><text:span text:style-name="T35"><text:s/>1</text:span><text:span text:style-name="T34">7</text:span><text:span text:style-name="T35">0</text:span></text:p>
      <text:p text:style-name="P52"><text:tab/><text:span text:style-name="T34">imc 70<text:tab/>39</text:span></text:p>
      <text:p text:style-name="P52"><text:tab/><text:span text:style-name="T34">imc 70<text:tab/>301</text:span></text:p>
      <text:p text:style-name="P53"><text:tab/></text:p>
      <text:p text:style-name="P54">Se espera aviso de parámetros de entrada incorrectos</text:p>
      <text:p text:style-name="P55">OK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9-26T12:18:42.111000000</meta:creation-date>
    <meta:generator>LibreOffice/26.2.1.2$Windows_X86_64 LibreOffice_project/620$Build-2</meta:generator>
    <dc:date>2026-05-07T11:15:06.686844600</dc:date>
    <meta:editing-duration>PT2H12M1S</meta:editing-duration>
    <meta:editing-cycles>18</meta:editing-cycles>
    <meta:document-statistic meta:table-count="0" meta:image-count="0" meta:object-count="0" meta:page-count="4" meta:paragraph-count="103" meta:word-count="517" meta:character-count="3242" meta:non-whitespace-character-count="2761"/>
  </office:meta>
</office:document-meta>
</file>